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pple-system, BlinkMacSystemFont, Helvetica, Arial, sans-serif"/>
  </office:font-face-decls>
  <office:automatic-styles>
    <style:style style:name="P1" style:family="paragraph" style:parent-style-name="Heading_20_3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loext:opacity="87%" style:font-name="Roboto" fo:font-style="normal" fo:font-weight="normal"/>
    </style:style>
    <style:style style:name="P2" style:family="paragraph" style:parent-style-name="Heading_20_3">
      <style:text-properties fo:font-variant="normal" fo:text-transform="none" fo:color="#000000" loext:opacity="87%" style:font-name="Roboto" fo:font-style="normal" fo:font-weight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5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P7" style:family="paragraph" style:parent-style-name="Text_20_body" style:list-style-name="L2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P8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P9" style:family="paragraph" style:parent-style-name="Text_20_body" style:list-style-name="L3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1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" style:family="text">
      <style:text-properties fo:font-variant="normal" fo:text-transform="none" fo:color="#000000" loext:opacity="87%" style:font-name="Roboto" fo:font-size="12pt" fo:letter-spacing="normal" fo:font-style="normal" fo:font-weight="normal" fo:background-color="#ffff00" loext:char-shading-value="0"/>
    </style:style>
    <style:style style:name="T3" style:family="text">
      <style:text-properties fo:font-variant="normal" fo:text-transform="none" fo:color="#000000" loext:opacity="87%" style:font-name="Roboto" fo:font-size="12pt" fo:letter-spacing="normal" fo:font-style="normal" fo:font-weight="normal" fo:background-color="#ffff00" loext:char-shading-value="0"/>
    </style:style>
    <text:list-style style:name="L1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office:forms form:automatic-focus="false" form:apply-design-mode="false">
        <form:form form:name="feedback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bookmark text:name="enunciado-de-la-tarea-carrito-de-compras"/>Enunciado de la Tarea: Carrito de Compras</text:h>
      <text:p text:style-name="P3"><text:span text:style-name="Strong_20_Emphasis"><text:span text:style-name="T1">Descripción General:</text:span></text:span></text:p>
      <text:p text:style-name="P3"><text:span text:style-name="T1">El objetivo de esta tarea es crear una página web interactiva donde los usuarios puedan agregar productos a un </text:span><text:span text:style-name="Strong_20_Emphasis"><text:span text:style-name="T1">carrito de compras</text:span></text:span><text:span text:style-name="T1"> y gestionar el contenido del carrito de manera sencilla y visual. La página debe permitir a los usuarios:</text:span></text:p>
      <text:list text:style-name="L1">
        <text:list-item>
          <text:p text:style-name="P5"><text:span text:style-name="Strong_20_Emphasis"><text:span text:style-name="T3">Explorar productos disponibles</text:span></text:span><text:span text:style-name="T3">: Mostrar una lista de productos con imágenes y descripciones. Los usuarios podrán ver la selección de productos disponibles en la página.</text:span></text:p>
        </text:list-item>
        <text:list-item>
          <text:p text:style-name="P5"><text:span text:style-name="Strong_20_Emphasis"><text:span text:style-name="T1">Agregar productos al carrito</text:span></text:span><text:span text:style-name="T1">: Incluir un botón en cada producto que permita a los usuarios agregarlo al carrito. Si el mismo producto se agrega varias veces, la cantidad de ese producto en el carrito debe aumentar.</text:span></text:p>
        </text:list-item>
        <text:list-item>
          <text:p text:style-name="P5"><text:span text:style-name="Strong_20_Emphasis"><text:span text:style-name="T1">Visualizar el contenido del carrito</text:span></text:span><text:span text:style-name="T1">: Los productos que se agregan deben mostrarse en una sección dedicada al carrito. Esta sección debe mostrar cada producto con su cantidad actual y permitir gestionar los productos.</text:span></text:p>
        </text:list-item>
        <text:list-item>
          <text:p text:style-name="P5"><text:span text:style-name="Strong_20_Emphasis"><text:span text:style-name="T1">Eliminar productos del carrito</text:span></text:span><text:span text:style-name="T1">: Incluir un botón en cada artículo del carrito que permita al usuario eliminar ese producto del carrito.</text:span></text:p>
        </text:list-item>
        <text:list-item>
          <text:p text:style-name="P5"><text:span text:style-name="Strong_20_Emphasis"><text:span text:style-name="T1">Vaciar el carrito</text:span></text:span><text:span text:style-name="T1">: Proporcionar una opción para vaciar completamente el carrito de compras, eliminando todos los productos que se han agregado.</text:span></text:p>
        </text:list-item>
        <text:list-item>
          <text:p text:style-name="P4"><text:span text:style-name="Strong_20_Emphasis"><text:span text:style-name="T1">Persistencia de la información del carrito</text:span></text:span><text:span text:style-name="T1">: Asegurarse de que los productos agregados al carrito se mantengan incluso después de cerrar o recargar la página, para que el usuario no pierda su selección al salir temporalmente de la web.</text:span></text:p>
        </text:list-item>
      </text:list>
      <text:p text:style-name="Horizontal_20_Line"/>
      <text:h text:style-name="P1" text:outline-level="3"><text:bookmark text:name="objetivos"/>Objetivos:</text:h>
      <text:list text:style-name="L2">
        <text:list-item>
          <text:p text:style-name="P6">Proporcionar una experiencia de compra en línea donde los usuarios puedan agregar y gestionar productos en un carrito.</text:p>
        </text:list-item>
        <text:list-item>
          <text:p text:style-name="P6">Permitir la interacción y gestión del carrito de compras de manera sencilla e intuitiva.</text:p>
        </text:list-item>
        <text:list-item>
          <text:p text:style-name="P7">Mantener la selección del carrito de forma persistente mientras los usuarios navegan o vuelven a la página.</text:p>
        </text:list-item>
      </text:list>
      <text:h text:style-name="P1" text:outline-level="3"><text:bookmark text:name="consideraciones"/>Consideraciones:</text:h>
      <text:list text:style-name="L3">
        <text:list-item>
          <text:p text:style-name="P8">La interfaz debe ser clara, accesible y fácil de usar.</text:p>
        </text:list-item>
        <text:list-item>
          <text:p text:style-name="P8">Los productos en el carrito deben actualizarse de forma dinámica y en tiempo real.</text:p>
        </text:list-item>
        <text:list-item>
          <text:p text:style-name="P9">El usuario debe poder realizar todas las acciones necesarias (agregar, eliminar, vaciar el carrito) sin necesidad de recargar la página manualmente.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boto" svg:font-family="Roboto, apple-system, BlinkMacSystemFont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9:59:59.080000000</meta:creation-date>
    <dc:date>2024-10-29T20:01:16.045000000</dc:date>
    <meta:editing-duration>PT1M17S</meta:editing-duration>
    <meta:editing-cycles>2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18" meta:word-count="330" meta:character-count="2042" meta:non-whitespace-character-count="1740"/>
  </office:meta>
</office:document-meta>
</file>